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map style:condition="cell-content()!=0" style:apply-style-name="Error" style:base-cell-address="Eclaté.I5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number-columns-repeated="3" table:default-cell-style-name="Default"/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rte de la pièce ?</text:p>
          </table:table-cell>
          <table:table-cell table:style-name="ce5" office:value-type="string" calcext:value-type="string" table:number-columns-spanned="3" table:number-rows-spanned="1">
            <text:p>Pièce de la porte</text:p>
          </table:table-cell>
          <table:covered-table-cell table:style-name="ce5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table:style-name="Default"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</table:table-row>
        <table:table-row table:style-name="ro1">
          <table:table-cell/>
          <table:table-cell table:style-name="ce5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WC (A REVOIR !!!)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2073" calcext:value-type="float">
            <text:p>2073</text:p>
          </table:table-cell>
          <table:table-cell/>
          <table:table-cell table:formula="of:=[.E5]*([.G5]/1000)*([.H5]/1000)" office:value-type="float" office:value="0.364848" calcext:value-type="float">
            <text:p>0,364848</text:p>
          </table:table-cell>
          <table:table-cell table:formula="of:=[.J5]*[.F5]/1000" office:value-type="float" office:value="0.01094544" calcext:value-type="float">
            <text:p>0,01094544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883" calcext:value-type="float">
            <text:p>883</text:p>
          </table:table-cell>
          <table:table-cell/>
          <table:table-cell table:formula="of:=[.E6]*([.G6]/1000)*([.H6]/1000)" office:value-type="float" office:value="0.077704" calcext:value-type="float">
            <text:p>0,077704</text:p>
          </table:table-cell>
          <table:table-cell table:formula="of:=[.J6]*[.F6]/1000" office:value-type="float" office:value="0.00233112" calcext:value-type="float">
            <text:p>0,0023311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2023" calcext:value-type="float">
            <text:p>2023</text:p>
          </table:table-cell>
          <table:table-cell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230622" calcext:value-type="float">
            <text:p>0,230622</text:p>
          </table:table-cell>
          <table:table-cell table:formula="of:=[.J7]*[.F7]/1000" office:value-type="float" office:value="0.00461244" calcext:value-type="float">
            <text:p>0,0046124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823" calcext:value-type="float">
            <text:p>823</text:p>
          </table:table-cell>
          <table:table-cell table:formula="of:=[.H6]-2*30-[.H8]" office:value-type="float" office:value="0" calcext:value-type="float">
            <text:p>0</text:p>
          </table:table-cell>
          <table:table-cell table:formula="of:=[.E8]*([.G8]/1000)*([.H8]/1000)" office:value-type="float" office:value="0.046911" calcext:value-type="float">
            <text:p>0,046911</text:p>
          </table:table-cell>
          <table:table-cell table:formula="of:=[.J8]*[.F8]/1000" office:value-type="float" office:value="0.00093822" calcext:value-type="float">
            <text:p>0,0009382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in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043" calcext:value-type="float">
            <text:p>2043</text:p>
          </table:table-cell>
          <table:table-cell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4516" calcext:value-type="float">
            <text:p>0,24516</text:p>
          </table:table-cell>
          <table:table-cell table:formula="of:=[.J9]*[.F9]/1000" office:value-type="float" office:value="0.0012258" calcext:value-type="float">
            <text:p>0,001225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in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83" calcext:value-type="float">
            <text:p>783</text:p>
          </table:table-cell>
          <table:table-cell table:formula="of:=[.H6]+70-[.H10]" office:value-type="float" office:value="170" calcext:value-type="float">
            <text:p>170</text:p>
          </table:table-cell>
          <table:table-cell table:formula="of:=[.E10]*([.G10]/1000)*([.H10]/1000)" office:value-type="float" office:value="0.04698" calcext:value-type="float">
            <text:p>0,04698</text:p>
          </table:table-cell>
          <table:table-cell table:formula="of:=[.J10]*[.F10]/1000" office:value-type="float" office:value="0.0002349" calcext:value-type="float">
            <text:p>0,000234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023" calcext:value-type="float">
            <text:p>2023</text:p>
          </table:table-cell>
          <table:table-cell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24276" calcext:value-type="float">
            <text:p>0,24276</text:p>
          </table:table-cell>
          <table:table-cell table:formula="of:=[.J11]*[.F11]/1000" office:value-type="float" office:value="0.0012138" calcext:value-type="float">
            <text:p>0,001213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03" calcext:value-type="float">
            <text:p>903</text:p>
          </table:table-cell>
          <table:table-cell table:formula="of:=[.H6]+70-[.H12]" office:value-type="float" office:value="50" calcext:value-type="float">
            <text:p>50</text:p>
          </table:table-cell>
          <table:table-cell table:formula="of:=[.E12]*([.G12]/1000)*([.H12]/1000)" office:value-type="float" office:value="0.05418" calcext:value-type="float">
            <text:p>0,05418</text:p>
          </table:table-cell>
          <table:table-cell table:formula="of:=[.J12]*[.F12]/1000" office:value-type="float" office:value="0.0002709" calcext:value-type="float">
            <text:p>0,000270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  <table:table-cell/>
          <table:table-cell table:formula="of:=[.E14]*([.G14]/1000)*([.H14]/1000)" office:value-type="float" office:value="0.4062" calcext:value-type="float">
            <text:p>0,4062</text:p>
          </table:table-cell>
          <table:table-cell table:formula="of:=[.J14]*[.F14]/1000" office:value-type="float" office:value="0.012186" calcext:value-type="float">
            <text:p>0,012186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5]*([.G15]/1000)*([.H15]/1000)" office:value-type="float" office:value="0.077805" calcext:value-type="float">
            <text:p>0,077805</text:p>
          </table:table-cell>
          <table:table-cell table:formula="of:=[.J15]*[.F15]/1000" office:value-type="float" office:value="0.00233415" calcext:value-type="float">
            <text:p>0,0023341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6]*([.G16]/1000)*([.H16]/1000)" office:value-type="float" office:value="0.0819" calcext:value-type="float">
            <text:p>0,0819</text:p>
          </table:table-cell>
          <table:table-cell table:formula="of:=[.J16]*[.F16]/1000" office:value-type="float" office:value="0.002457" calcext:value-type="float">
            <text:p>0,002457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7]*([.G17]/1000)*([.H17]/1000)" office:value-type="float" office:value="0.07371" calcext:value-type="float">
            <text:p>0,07371</text:p>
          </table:table-cell>
          <table:table-cell table:formula="of:=[.J17]*[.F17]/1000" office:value-type="float" office:value="0.0022113" calcext:value-type="float">
            <text:p>0,0022113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19]*([.G19]/1000)*([.H19]/1000)" office:value-type="float" office:value="0.04504" calcext:value-type="float">
            <text:p>0,04504</text:p>
          </table:table-cell>
          <table:table-cell table:formula="of:=[.J19]*[.F19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E21]*([.G21]/1000)*([.H21]/1000)" office:value-type="float" office:value="0.0272" calcext:value-type="float">
            <text:p>0,0272</text:p>
          </table:table-cell>
          <table:table-cell table:formula="of:=[.J21]*[.F21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/>
          <table:table-cell table:formula="of:=[.E26]*([.G26]/1000)*([.H26]/1000)" office:value-type="float" office:value="0.43596" calcext:value-type="float">
            <text:p>0,43596</text:p>
          </table:table-cell>
          <table:table-cell table:formula="of:=[.J26]*[.F26]/1000" office:value-type="float" office:value="0.0130788" calcext:value-type="float">
            <text:p>0,0130788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E27]*([.G27]/1000)*([.H27]/1000)" office:value-type="float" office:value="0.103005" calcext:value-type="float">
            <text:p>0,103005</text:p>
          </table:table-cell>
          <table:table-cell table:formula="of:=[.J27]*[.F27]/1000" office:value-type="float" office:value="0.00309015" calcext:value-type="float">
            <text:p>0,0030901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formula="of:=[.H26]-50-[.H28]" office:value-type="float" office:value="0" calcext:value-type="float">
            <text:p>0</text:p>
          </table:table-cell>
          <table:table-cell table:formula="of:=[.E28]*([.G28]/1000)*([.H28]/1000)" office:value-type="float" office:value="0.32416" calcext:value-type="float">
            <text:p>0,32416</text:p>
          </table:table-cell>
          <table:table-cell table:formula="of:=[.J28]*[.F28]/1000" office:value-type="float" office:value="0.0064832" calcext:value-type="float">
            <text:p>0,006483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formula="of:=[.H27]-2*30-[.H29]" office:value-type="float" office:value="0" calcext:value-type="float">
            <text:p>0</text:p>
          </table:table-cell>
          <table:table-cell table:formula="of:=[.E29]*([.G29]/1000)*([.H29]/1000)" office:value-type="float" office:value="0.07368" calcext:value-type="float">
            <text:p>0,07368</text:p>
          </table:table-cell>
          <table:table-cell table:formula="of:=[.J29]*[.F29]/1000" office:value-type="float" office:value="0.0014736" calcext:value-type="float">
            <text:p>0,001473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formula="of:=[.H26]-30-[.H30]" office:value-type="float" office:value="0" calcext:value-type="float">
            <text:p>0</text:p>
          </table:table-cell>
          <table:table-cell table:formula="of:=[.E30]*([.G30]/1000)*([.H30]/1000)" office:value-type="float" office:value="0.26598" calcext:value-type="float">
            <text:p>0,26598</text:p>
          </table:table-cell>
          <table:table-cell table:formula="of:=[.J30]*[.F30]/1000" office:value-type="float" office:value="0.0013299" calcext:value-type="float">
            <text:p>0,001329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formula="of:=[.H27]+70-[.H31]" office:value-type="float" office:value="0" calcext:value-type="float">
            <text:p>0</text:p>
          </table:table-cell>
          <table:table-cell table:formula="of:=[.E31]*([.G31]/1000)*([.H31]/1000)" office:value-type="float" office:value="0.068315" calcext:value-type="float">
            <text:p>0,068315</text:p>
          </table:table-cell>
          <table:table-cell table:formula="of:=[.J31]*[.F31]/1000" office:value-type="float" office:value="0.000341575" calcext:value-type="float">
            <text:p>0,0003415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formula="of:=[.H26]-50-[.H32]" office:value-type="float" office:value="0" calcext:value-type="float">
            <text:p>0</text:p>
          </table:table-cell>
          <table:table-cell table:formula="of:=[.E32]*([.G32]/1000)*([.H32]/1000)" office:value-type="float" office:value="0.34442" calcext:value-type="float">
            <text:p>0,34442</text:p>
          </table:table-cell>
          <table:table-cell table:formula="of:=[.J32]*[.F32]/1000" office:value-type="float" office:value="0.0017221" calcext:value-type="float">
            <text:p>0,0017221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formula="of:=[.H27]+70-[.H33]" office:value-type="float" office:value="0" calcext:value-type="float">
            <text:p>0</text:p>
          </table:table-cell>
          <table:table-cell table:formula="of:=[.E33]*([.G33]/1000)*([.H33]/1000)" office:value-type="float" office:value="0.089335" calcext:value-type="float">
            <text:p>0,089335</text:p>
          </table:table-cell>
          <table:table-cell table:formula="of:=[.J33]*[.F33]/1000" office:value-type="float" office:value="0.000446675" calcext:value-type="float">
            <text:p>0,0004466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  <table:table-cell table:formula="of:=[.H26]-30-2-10-[.H35]" office:value-type="float" office:value="0" calcext:value-type="float">
            <text:p>0</text:p>
          </table:table-cell>
          <table:table-cell table:formula="of:=[.E35]*([.G35]/1000)*([.H35]/1000)" office:value-type="float" office:value="0.4068" calcext:value-type="float">
            <text:p>0,4068</text:p>
          </table:table-cell>
          <table:table-cell table:formula="of:=[.J35]*[.F35]/1000" office:value-type="float" office:value="0.012204" calcext:value-type="float">
            <text:p>0,012204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7" calcext:value-type="float">
            <text:p>917</text:p>
          </table:table-cell>
          <table:table-cell table:formula="of:=[.H27]-2*30-2*2-[.H36]" office:value-type="float" office:value="0" calcext:value-type="float">
            <text:p>0</text:p>
          </table:table-cell>
          <table:table-cell table:formula="of:=[.E36]*([.G36]/1000)*([.H36]/1000)" office:value-type="float" office:value="0.087115" calcext:value-type="float">
            <text:p>0,087115</text:p>
          </table:table-cell>
          <table:table-cell table:formula="of:=[.J36]*[.F36]/1000" office:value-type="float" office:value="0.00261345" calcext:value-type="float">
            <text:p>0,0026134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formula="of:=[.H27]-2*30-2*2-[.H37]" office:value-type="float" office:value="0" calcext:value-type="float">
            <text:p>0</text:p>
          </table:table-cell>
          <table:table-cell table:formula="of:=[.E37]*([.G37]/1000)*([.H37]/1000)" office:value-type="float" office:value="0.0917" calcext:value-type="float">
            <text:p>0,0917</text:p>
          </table:table-cell>
          <table:table-cell table:formula="of:=[.J37]*[.F37]/1000" office:value-type="float" office:value="0.002751" calcext:value-type="float">
            <text:p>0,002751</text:p>
          </table:table-cell>
          <table:table-cell office:value-type="string" calcext:value-type="string">
            <text:p>Hêtr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7" calcext:value-type="float">
            <text:p>917</text:p>
          </table:table-cell>
          <table:table-cell table:formula="of:=[.H27]-2*30-2*2-[.H38]" office:value-type="float" office:value="0" calcext:value-type="float">
            <text:p>0</text:p>
          </table:table-cell>
          <table:table-cell table:formula="of:=[.E38]*([.G38]/1000)*([.H38]/1000)" office:value-type="float" office:value="0.08253" calcext:value-type="float">
            <text:p>0,08253</text:p>
          </table:table-cell>
          <table:table-cell table:formula="of:=[.J38]*[.F38]/1000" office:value-type="float" office:value="0.0024759" calcext:value-type="float">
            <text:p>0,002475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/>
          <table:table-cell table:formula="of:=[.E39]*([.G39]/1000)*([.H39]/1000)" office:value-type="float" office:value="0.02988" calcext:value-type="float">
            <text:p>0,02988</text:p>
          </table:table-cell>
          <table:table-cell table:formula="of:=[.J39]*[.F39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40]*([.G40]/1000)*([.H40]/1000)" office:value-type="float" office:value="0.04504" calcext:value-type="float">
            <text:p>0,04504</text:p>
          </table:table-cell>
          <table:table-cell table:formula="of:=[.J40]*[.F40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/>
          <table:table-cell table:formula="of:=[.E41]*([.G41]/1000)*([.H41]/1000)" office:value-type="float" office:value="0.02988" calcext:value-type="float">
            <text:p>0,02988</text:p>
          </table:table-cell>
          <table:table-cell table:formula="of:=[.J41]*[.F41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E42]*([.G42]/1000)*([.H42]/1000)" office:value-type="float" office:value="0.0272" calcext:value-type="float">
            <text:p>0,0272</text:p>
          </table:table-cell>
          <table:table-cell table:formula="of:=[.J42]*[.F42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/>
          <table:table-cell table:formula="of:=[.E46]*([.G46]/1000)*([.H46]/1000)" office:value-type="float" office:value="0.43575" calcext:value-type="float">
            <text:p>0,43575</text:p>
          </table:table-cell>
          <table:table-cell table:formula="of:=[.J46]*[.F46]/1000" office:value-type="float" office:value="0.0130725" calcext:value-type="float">
            <text:p>0,013072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E47]*([.G47]/1000)*([.H47]/1000)" office:value-type="float" office:value="0.102585" calcext:value-type="float">
            <text:p>0,102585</text:p>
          </table:table-cell>
          <table:table-cell table:formula="of:=[.J47]*[.F47]/1000" office:value-type="float" office:value="0.00307755" calcext:value-type="float">
            <text:p>0,0030775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formula="of:=[.H46]-50-[.H48]" office:value-type="float" office:value="0" calcext:value-type="float">
            <text:p>0</text:p>
          </table:table-cell>
          <table:table-cell table:formula="of:=[.E48]*([.G48]/1000)*([.H48]/1000)" office:value-type="float" office:value="0.324" calcext:value-type="float">
            <text:p>0,324</text:p>
          </table:table-cell>
          <table:table-cell table:formula="of:=[.J48]*[.F48]/1000" office:value-type="float" office:value="0.00648" calcext:value-type="float">
            <text:p>0,0064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formula="of:=[.H47]-2*30-[.H49]" office:value-type="float" office:value="0" calcext:value-type="float">
            <text:p>0</text:p>
          </table:table-cell>
          <table:table-cell table:formula="of:=[.E49]*([.G49]/1000)*([.H49]/1000)" office:value-type="float" office:value="0.07336" calcext:value-type="float">
            <text:p>0,07336</text:p>
          </table:table-cell>
          <table:table-cell table:formula="of:=[.J49]*[.F49]/1000" office:value-type="float" office:value="0.0014672" calcext:value-type="float">
            <text:p>0,001467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formula="of:=[.H46]-30-[.H50]" office:value-type="float" office:value="0" calcext:value-type="float">
            <text:p>0</text:p>
          </table:table-cell>
          <table:table-cell table:formula="of:=[.E50]*([.G50]/1000)*([.H50]/1000)" office:value-type="float" office:value="0.26585" calcext:value-type="float">
            <text:p>0,26585</text:p>
          </table:table-cell>
          <table:table-cell table:formula="of:=[.J50]*[.F50]/1000" office:value-type="float" office:value="0.00132925" calcext:value-type="float">
            <text:p>0,001329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formula="of:=[.H47]+70-[.H51]" office:value-type="float" office:value="0" calcext:value-type="float">
            <text:p>0</text:p>
          </table:table-cell>
          <table:table-cell table:formula="of:=[.E51]*([.G51]/1000)*([.H51]/1000)" office:value-type="float" office:value="0.068055" calcext:value-type="float">
            <text:p>0,068055</text:p>
          </table:table-cell>
          <table:table-cell table:formula="of:=[.J51]*[.F51]/1000" office:value-type="float" office:value="0.000340275" calcext:value-type="float">
            <text:p>0,0003402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formula="of:=[.H46]-50-[.H52]" office:value-type="float" office:value="0" calcext:value-type="float">
            <text:p>0</text:p>
          </table:table-cell>
          <table:table-cell table:formula="of:=[.E52]*([.G52]/1000)*([.H52]/1000)" office:value-type="float" office:value="0.34425" calcext:value-type="float">
            <text:p>0,34425</text:p>
          </table:table-cell>
          <table:table-cell table:formula="of:=[.J52]*[.F52]/1000" office:value-type="float" office:value="0.00172125" calcext:value-type="float">
            <text:p>0,001721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formula="of:=[.H47]+70-[.H53]" office:value-type="float" office:value="0" calcext:value-type="float">
            <text:p>0</text:p>
          </table:table-cell>
          <table:table-cell table:formula="of:=[.E53]*([.G53]/1000)*([.H53]/1000)" office:value-type="float" office:value="0.088995" calcext:value-type="float">
            <text:p>0,088995</text:p>
          </table:table-cell>
          <table:table-cell table:formula="of:=[.J53]*[.F53]/1000" office:value-type="float" office:value="0.000444975" calcext:value-type="float">
            <text:p>0,0004449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formula="of:=[.H46]-30-2-10-[.H55]" office:value-type="float" office:value="0" calcext:value-type="float">
            <text:p>0</text:p>
          </table:table-cell>
          <table:table-cell table:formula="of:=[.E55]*([.G55]/1000)*([.H55]/1000)" office:value-type="float" office:value="0.4066" calcext:value-type="float">
            <text:p>0,4066</text:p>
          </table:table-cell>
          <table:table-cell table:formula="of:=[.J55]*[.F55]/1000" office:value-type="float" office:value="0.012198" calcext:value-type="float">
            <text:p>0,012198</text:p>
          </table:table-cell>
          <table:table-cell office:value-type="string" calcext:value-type="string">
            <text:p>Hêtr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table:formula="of:=[.H47]-2*30-2*2-[.H56]" office:value-type="float" office:value="0" calcext:value-type="float">
            <text:p>0</text:p>
          </table:table-cell>
          <table:table-cell table:formula="of:=[.E56]*([.G56]/1000)*([.H56]/1000)" office:value-type="float" office:value="0.086735" calcext:value-type="float">
            <text:p>0,086735</text:p>
          </table:table-cell>
          <table:table-cell table:formula="of:=[.J56]*[.F56]/1000" office:value-type="float" office:value="0.00260205" calcext:value-type="float">
            <text:p>0,00260205</text:p>
          </table:table-cell>
          <table:table-cell office:value-type="string" calcext:value-type="string">
            <text:p>Hêtr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table:formula="of:=[.H47]-2*30-2*2-[.H57]" office:value-type="float" office:value="0" calcext:value-type="float">
            <text:p>0</text:p>
          </table:table-cell>
          <table:table-cell table:formula="of:=[.E57]*([.G57]/1000)*([.H57]/1000)" office:value-type="float" office:value="0.0913" calcext:value-type="float">
            <text:p>0,0913</text:p>
          </table:table-cell>
          <table:table-cell table:formula="of:=[.J57]*[.F57]/1000" office:value-type="float" office:value="0.002739" calcext:value-type="float">
            <text:p>0,002739</text:p>
          </table:table-cell>
          <table:table-cell office:value-type="string" calcext:value-type="string">
            <text:p>Hêtr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3" calcext:value-type="float">
            <text:p>913</text:p>
          </table:table-cell>
          <table:table-cell table:formula="of:=[.H47]-2*30-2*2-[.H58]" office:value-type="float" office:value="0" calcext:value-type="float">
            <text:p>0</text:p>
          </table:table-cell>
          <table:table-cell table:formula="of:=[.E58]*([.G58]/1000)*([.H58]/1000)" office:value-type="float" office:value="0.08217" calcext:value-type="float">
            <text:p>0,08217</text:p>
          </table:table-cell>
          <table:table-cell table:formula="of:=[.J58]*[.F58]/1000" office:value-type="float" office:value="0.0024651" calcext:value-type="float">
            <text:p>0,0024651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E59]*([.G59]/1000)*([.H59]/1000)" office:value-type="float" office:value="0" calcext:value-type="float">
            <text:p>0</text:p>
          </table:table-cell>
          <table:table-cell table:formula="of:=[.J59]*[.F59]/1000" office:value-type="float" office:value="0" calcext:value-type="float">
            <text:p>0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E60]*([.G60]/1000)*([.H60]/1000)" office:value-type="float" office:value="0" calcext:value-type="float">
            <text:p>0</text:p>
          </table:table-cell>
          <table:table-cell table:formula="of:=[.J60]*[.F60]/1000" office:value-type="float" office:value="0" calcext:value-type="float">
            <text:p>0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E61]*([.G61]/1000)*([.H61]/1000)" office:value-type="float" office:value="0" calcext:value-type="float">
            <text:p>0</text:p>
          </table:table-cell>
          <table:table-cell table:formula="of:=[.J61]*[.F61]/1000" office:value-type="float" office:value="0" calcext:value-type="float">
            <text:p>0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E62]*([.G62]/1000)*([.H62]/1000)" office:value-type="float" office:value="0" calcext:value-type="float">
            <text:p>0</text:p>
          </table:table-cell>
          <table:table-cell table:formula="of:=[.J62]*[.F62]/1000" office:value-type="float" office:value="0" calcext:value-type="float">
            <text:p>0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Default"/>
          <table:table-cell table:number-columns-repeated="3"/>
        </table:table-row>
        <calcext:conditional-formats>
          <calcext:conditional-format calcext:target-range-address="Eclaté.I5:Eclaté.I62">
            <calcext:condition calcext:apply-style-name="Error" calcext:value="!=0" calcext:base-cell-address="Eclaté.I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1:11:18.742287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4-18T13:19:20.818397386</dc:date>
    <meta:editing-duration>PT1H31M19S</meta:editing-duration>
    <meta:editing-cycles>59</meta:editing-cycles>
    <meta:generator>LibreOffice/7.0.4.2$Linux_X86_64 LibreOffice_project/00$Build-2</meta:generator>
    <meta:document-statistic meta:table-count="1" meta:cell-count="440" meta:object-count="0"/>
  </office:meta>
</office:document-meta>
</file>